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9.46cm" svg:x="1.4cm" svg:y="1.373cm" presentation:class="subtitle" presentation:user-transformed="true">
          <draw:text-box>
            <text:p/>
            <text:p/>
            <text:p/>
            <text:p/>
            <text:p/>
            <text:p/>
            <text:p>How To Establish Ad-hoc Network Between 2 or More Systems</text:p>
            <text:p/>
            <text:p/>
            <text:p><text:tab/><text:tab/><text:tab/><text:tab/><text:tab/><text:tab/><text:span text:style-name="T1">By : Reena Yadav</text:span></text:p>
            <text:p><text:span text:style-name="T1"><text:s text:c="14"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Hrishikesh Tak</text:span></text:p>
            <text:p><text:span text:style-name="T1"/></text:p>
            <text:p/>
            <text:p/>
            <text:p><text:tab/><text:tab/><text:tab/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 Network ?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2"/></text:p>
                <text:p text:style-name="P1"><text:span text:style-name="T2"/></text:p>
              </text:list-header>
              <text:list-item>
                <text:p text:style-name="P1"><text:span text:style-name="T2">An ad hoc network typically refers to any set of networks where all devices have equal status on a network and are free to associate with any other ad hoc network device in link r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line-break/>How to create Ad-hoc Network<text:line-break/></text:p>
          </draw:text-box>
        </draw:frame>
        <draw:frame presentation:style-name="pr4" draw:text-style-name="P2" draw:layer="layout" svg:width="25.199cm" svg:height="12.179cm" svg:x="1.4cm" svg:y="5.195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3">step 1</text:span><text:span text:style-name="T2"> </text:span><text:span text:style-name="T3">:</text:span><text:span text:style-name="T2"> Root permission will required</text:span></text:p>
                <text:p text:style-name="P2"><text:span text:style-name="T2"/></text:p>
              </text:list-item>
              <text:list-item>
                <text:p text:style-name="P2"><text:span text:style-name="T3">step 2 :</text:span><text:span text:style-name="T2"> edit the file /etc/network/interfaces with following commands on each system .</text:span></text:p>
                <text:p text:style-name="P2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 Node 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3">step 3 :</text:span></text:p>
              </text:list-item>
              <text:list-item>
                <text:p>auto wlan0</text:p>
              </text:list-item>
              <text:list-item>
                <text:p>iface wlan0 inet static</text:p>
              </text:list-item>
              <text:list-item>
                <text:p>address 192.168.1.1</text:p>
              </text:list-item>
              <text:list-item>
                <text:p>netmask 255.255.255.0</text:p>
              </text:list-item>
              <text:list-item>
                <text:p>wireless-channel 1</text:p>
              </text:list-item>
              <text:list-item>
                <text:p>wireless-essid MYNETWORK</text:p>
              </text:list-item>
              <text:list-item>
                <text:p>wireless-mode ad-ho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 Node 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tep 4 :</text:span></text:p>
              </text:list-item>
              <text:list-item>
                <text:p>auto wlan0</text:p>
              </text:list-item>
              <text:list-item>
                <text:p>iface wlan0 inet static</text:p>
              </text:list-item>
              <text:list-item>
                <text:p>address 192.168.1.2</text:p>
              </text:list-item>
              <text:list-item>
                <text:p>netmask 255.255.255.0</text:p>
              </text:list-item>
              <text:list-item>
                <text:p>wireless-channel 1</text:p>
              </text:list-item>
              <text:list-item>
                <text:p>wireless-essid MYNETWORK</text:p>
              </text:list-item>
              <text:list-item>
                <text:p>wireless-mode ad-ho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tep 5 :</text:span> Save the file and exit the editor</text:p>
              </text:list-item>
              <text:list-item>
                <text:p><text:span text:style-name="T5">step 6 :</text:span> Reboot your System</text:p>
              </text:list-item>
              <text:list-item>
                <text:p>Raise the interface on each node by using this command : <text:span text:style-name="T5">ifup wlan0 </text:span></text:p>
              </text:list-item>
              <text:list-item>
                <text:p>ifup - bring a network interface up</text:p>
              </text:list-item>
              <text:list-item>
                <text:p><text:s/>wlan0 is your wifi card. wlan is wireless lan and 0 is the number of your card. The count starts from 0 and goes 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n for ad-hoc cells in range by using this command : <text:span text:style-name="T5">iwlist wlan0 scan</text:span></text:p>
              </text:list-item>
              <text:list-item>
                <text:p>iwlist - Get more detailed wireless information from a wireless interface</text:p>
              </text:list-item>
              <text:list-item>
                <text:p>scan - Give <text:s/>the <text:s/>list <text:s/>of <text:s/>Access <text:s/>Points <text:s/>and Ad-Hoc cells in range</text:p>
              </text:list-item>
              <text:list-item>
                <text:p>To test, ping node A from node B: </text:p>
              </text:list-item>
              <text:list-item>
                <text:p><text:span text:style-name="T5">ping 192.168.1.1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work Interface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 network interface is the point of interconnection between a computer and a private or public network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on of OpenSSH Server &amp; C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OpenSSH (OpenBSD Secure Shell) is a set of computer programs providing encrypted communication sessions over a computer network using the SSH protocol. </text:p>
              </text:list-item>
              <text:list-item>
                <text:p>Make one system as SSH server &amp; other as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s to install OpenSSH sshd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tep 1 :</text:span> <text:span text:style-name="T5">sudo apt-get update</text:span></text:p>
              </text:list-item>
              <text:list-item>
                <text:p><text:span text:style-name="T5">step 2 :</text:span> <text:span text:style-name="T5">sudo apt-get install openssh-server</text:span></text:p>
                <text:p>By default openssh will run on the TCP port 22. You can verify the same with the following command:</text:p>
              </text:list-item>
              <text:list-item>
                <text:p><text:span text:style-name="T5">step 3 :</text:span> <text:span text:style-name="T5">netstat -tulpn | grep :22</text:span></text:p>
                <text:p>netstat - Print network connections, routing tables, interface statistic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tep 4 :</text:span> Type the following commands as root user:</text:p>
              </text:list-item>
              <text:list-item>
                <text:p># service ssh stop</text:p>
              </text:list-item>
              <text:list-item>
                <text:p># service ssh start</text:p>
              </text:list-item>
              <text:list-item>
                <text:p># service ssh restart</text:p>
              </text:list-item>
              <text:list-item>
                <text:p># service ssh status</text:p>
                <text:list>
                  <text:list-header>
                    <text:p><text:s/>OR</text:p>
                  </text:list-header>
                </text:list>
              </text:list-item>
              <text:list-item>
                <text:p># /etc/init.d/ssh stop</text:p>
              </text:list-item>
              <text:list-item>
                <text:p># /etc/init.d/ssh start</text:p>
              </text:list-item>
              <text:list-item>
                <text:p># /etc/init.d/ssh restart</text:p>
              </text:list-item>
              <text:list-item>
                <text:p># /etc/init.d/ssh statu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s to install OpenSSH C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tep 1 :</text:span> <text:span text:style-name="T5">sudo apt-get install openssh-client</text:span></text:p>
              </text:list-item>
              <text:list-item>
                <text:p><text:span text:style-name="T5">step 2 : </text:span>Switch back to your normal user (not root, respectively). Then type these commands in order:</text:p>
                <text:p><text:span text:style-name="T5">mkdir ~/.ssh</text:span></text:p>
                <text:p><text:span text:style-name="T5">chmod 700 ~/.ssh</text:span></text:p>
                <text:p><text:span text:style-name="T5">cd ~/.s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generate our key-pair, a public-key and a private-key. The public-key will be placed on the server, and you will log in with your private-key. When asked, type your passphrase (it'll be needed for future logins, so remember it!):</text:p>
              </text:list-item>
              <text:list-item>
                <text:p>step 3 : ssh-keygen -t rsa -C "public_key... private_key..."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n we copy the public key (which we've generated just before) to our (remote) server. The remoteuser should not be root! Choose the default non-root user as remoteuser. (Note the colon at the end of the line! It's important.</text:p>
              </text:list-item>
              <text:list-item>
                <text:p><text:span text:style-name="T5">scp -p id_rsa.pub </text:span><text:span text:style-name="T5"><text:a xlink:href="mailto:remoteuser@remotehost" xlink:type="simple">remoteuser@remotehost</text:a></text:span><text:span text:style-name="T5">:</text:span></text:p>
              </text:list-item>
              <text:list-item>
                <text:p>scp — secure copy (remote file copy program)</text:p>
              </text:list-item>
              <text:list-item>
                <text:p>scp copies files between hosts on a network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n we log in with SSH, and we copy the public key to its right place:</text:p>
              </text:list-item>
              <text:list-item>
                <text:p>ssh remoteuser@remotehost</text:p>
              </text:list-item>
              <text:list-item>
                <text:p>mkdir ~/.ssh</text:p>
              </text:list-item>
              <text:list-item>
                <text:p>chmod 700 ~/.ssh</text:p>
              </text:list-item>
              <text:list-item>
                <text:p>cat id_rsa.pub &gt;&gt; ~/.ssh/authorized_keys</text:p>
              </text:list-item>
              <text:list-item>
                <text:p>chmod 600 ~/.ssh/authorized_keys</text:p>
              </text:list-item>
              <text:list-item>
                <text:p>mv id_rsa.pub ~/.ssh</text:p>
              </text:list-item>
              <text:list-item>
                <text:p>logou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is is the Linux scp command syntax to send file or directory to a remote computer:</text:p>
                <text:p/>
              </text:list-item>
              <text:list-item>
                <text:p><text:span text:style-name="T5">scp -r [/path/filename] [login name@ipaddress]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is is the Linux scp command syntax to retrieve file or directory from a remote computer:</text:p>
                <text:p/>
              </text:list-item>
              <text:list-item>
                <text:p><text:span text:style-name="T5">scp -r [login name@ip address] : [/path/filename]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5"/></text:p>
                <text:p text:style-name="P4"><text:span text:style-name="T5"/></text:p>
                <text:p text:style-name="P4"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Thank You !!!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05:12:38.726427754</meta:creation-date>
    <meta:generator>LibreOfficeDev/4.3.0.0.alpha0$Linux_X86_64 LibreOffice_project/cbe7ab3d6188e725414cbb15ca534f96fe51d8c7</meta:generator>
    <dc:date>2014-07-20T07:39:44.097370291</dc:date>
    <meta:editing-duration>PT54M40S</meta:editing-duration>
    <meta:editing-cycles>97</meta:editing-cycles>
    <meta:document-statistic meta:object-count="93"/>
  </office:meta>
</office:document-meta>
</file>